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H.VAMSI KRISHNA</text:p>
      <text:p text:style-name="P2">192111558</text:p>
      <text:p text:style-name="P3">Experiment(2):-</text:p>
      <text:p text:style-name="P4">Aim:-</text:p>
      <text:p text:style-name="P5">Topologies using packet tracer (star,mesh,tree)</text:p>
      <text:p text:style-name="P6">Software required:-</text:p>
      <text:p text:style-name="P7">pcs,laptop,hub.</text:p>
      <text:p text:style-name="P8">Algorithm:-</text:p>
      <text:p text:style-name="P9">step1:-First create star topologie.</text:p>
      <text:p text:style-name="P10">step1.1:-Take four pc's ,one laptop and one hub.</text:p>
      <text:p text:style-name="P11">step1.2:-Connect all pc's and laptop to hub.</text:p>
      <text:p text:style-name="P12">step1.3:-Add message to one pc to another pc then the value is sucessfull then the connections are correct.</text:p>
      <text:p text:style-name="P13">step2:-Create a mesh topology.</text:p>
      <text:p text:style-name="P14">step2.1:-Take 8pc's and 4switches.</text:p>
      <text:p text:style-name="P15">step2.2:-Connect 4switches and connect 4switches to all pc's.</text:p>
      <text:p text:style-name="P16">step2.3:-Add messages to one pc to another pc then value is sucessfull then the connections are correct</text:p>
      <text:p text:style-name="P17">step3:-Create a BUS topology.</text:p>
      <text:p text:style-name="P18">step3.1:-Take 6pc's and 3hubs.</text:p>
      <text:p text:style-name="P19">step3.2:-Connect all pc's to all hubs at a single connection.</text:p>
      <text:p text:style-name="P20">step3.3:-Add messages to one pc to another pc then value is sucessfull then the connections are correct</text:p>
      <text:p text:style-name="P21">step4:-Now connect all types of topologies together.</text:p>
      <text:p text:style-name="P22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3"><text:s/></text:p>
      <text:p text:style-name="P24"><draw:frame draw:z-index="251658240" draw:id="id1" draw:style-name="a1" draw:name="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undi VamsiKrishna</dc:creator>
    <meta:creation-date>2022-09-28T08:10:00Z</meta:creation-date>
    <dc:date>2022-09-28T08:11:00Z</dc:date>
    <meta:template xlink:href="Normal" xlink:type="simple"/>
    <meta:editing-cycles>2</meta:editing-cycles>
    <meta:editing-duration>PT60S</meta:editing-duration>
    <meta:document-statistic meta:page-count="2" meta:paragraph-count="1" meta:word-count="142" meta:character-count="951" meta:row-count="6" meta:non-whitespace-character-count="810"/>
  </office:meta>
</office:document-meta>
</file>